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itstream Vera Sans" svg:font-family="'Bitstream Vera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23cm"/>
    </style:style>
    <style:style style:name="co2" style:family="table-column">
      <style:table-column-properties fo:break-before="auto" style:column-width="2.56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119cm"/>
    </style:style>
    <style:style style:name="co5" style:family="table-column">
      <style:table-column-properties fo:break-before="auto" style:column-width="1.579cm"/>
    </style:style>
    <style:style style:name="co6" style:family="table-column">
      <style:table-column-properties fo:break-before="auto" style:column-width="5.951cm"/>
    </style:style>
    <style:style style:name="co7" style:family="table-column">
      <style:table-column-properties fo:break-before="auto" style:column-width="1.877cm"/>
    </style:style>
    <style:style style:name="co8" style:family="table-column">
      <style:table-column-properties fo:break-before="auto" style:column-width="2.252cm"/>
    </style:style>
    <style:style style:name="co9" style:family="table-column">
      <style:table-column-properties fo:break-before="auto" style:column-width="2.87cm"/>
    </style:style>
    <style:style style:name="co10" style:family="table-column">
      <style:table-column-properties fo:break-before="auto" style:column-width="1.849cm"/>
    </style:style>
    <style:style style:name="co11" style:family="table-column">
      <style:table-column-properties fo:break-before="auto" style:column-width="1.82cm"/>
    </style:style>
    <style:style style:name="co12" style:family="table-column">
      <style:table-column-properties fo:break-before="auto" style:column-width="3.39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5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Enzyme_20_entries">
      <style:table-properties table:display="true" style:writing-mode="lr-tb"/>
    </style:style>
    <style:style style:name="ta3" style:family="table" style:master-page-name="PageStyle_5f_links">
      <style:table-properties table:display="true" style:writing-mode="lr-tb"/>
    </style:style>
    <style:style style:name="ta4" style:family="table" style:master-page-name="PageStyle_5f_xrefs">
      <style:table-properties table:display="true" style:writing-mode="lr-tb"/>
    </style:style>
    <style:style style:name="ta5" style:family="table" style:master-page-name="PageStyle_5f_Synonyms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84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use-regular-expressions="false"/>
      <table:table table:name="Tabl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Release number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85">
            <text:p>85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>
            <text:p>Release date</text:p>
          </table:table-cell>
          <table:table-cell table:style-name="ce3" office:value-type="date" office:date-value="2013-01-16">
            <text:p>2013-01-16</text:p>
          </table:table-cell>
          <table:table-cell table:style-name="ce3" office:value-type="date" office:date-value="2013-02-11">
            <text:p>2013-02-11</text:p>
          </table:table-cell>
          <table:table-cell table:style-name="ce3" table:number-columns-repeated="11"/>
          <table:table-cell table:number-columns-repeated="1010"/>
        </table:table-row>
        <table:table-row table:style-name="ro1">
          <table:table-cell table:style-name="ce1" office:value-type="string">
            <text:p>Classes</text:p>
          </table:table-cell>
          <table:table-cell table:number-columns-repeated="2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ubclasses</text:p>
          </table:table-cell>
          <table:table-cell table:number-columns-repeated="2" office:value-type="float" office:value="69">
            <text:p>69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ubSubclasses</text:p>
          </table:table-cell>
          <table:table-cell table:number-columns-repeated="2" office:value-type="float" office:value="287">
            <text:p>287</text:p>
          </table:table-cell>
          <table:table-cell table:number-columns-repeated="4"/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ynonyms</text:p>
          </table:table-cell>
          <table:table-cell table:style-name="ce2" office:value-type="float" office:value="19432">
            <text:p>19432</text:p>
          </table:table-cell>
          <table:table-cell office:value-type="float" office:value="19432">
            <text:p>19432</text:p>
          </table:table-cell>
          <table:table-cell table:number-columns-repeated="4"/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Enzymes by status:</text:p>
          </table:table-cell>
          <table:table-cell table:style-name="ce2"/>
          <table:table-cell table:number-columns-repeated="5"/>
          <table:table-cell table:style-name="ce4"/>
          <table:table-cell table:number-columns-repeated="1016"/>
        </table:table-row>
        <table:table-row table:style-name="ro1">
          <table:table-cell table:style-name="ce2" office:value-type="string">
            <text:p>APPROVED (active)</text:p>
          </table:table-cell>
          <table:table-cell table:style-name="ce2" office:value-type="float" office:value="5022">
            <text:p>5022</text:p>
          </table:table-cell>
          <table:table-cell office:value-type="float" office:value="5022">
            <text:p>5022</text:p>
          </table:table-cell>
          <table:table-cell table:number-columns-repeated="4"/>
          <table:table-cell table:style-name="ce4"/>
          <table:table-cell table:number-columns-repeated="1016"/>
        </table:table-row>
        <table:table-row table:style-name="ro1">
          <table:table-cell table:style-name="ce2" office:value-type="string">
            <text:p>APPROVED (inactive)</text:p>
          </table:table-cell>
          <table:table-cell table:style-name="ce2" office:value-type="float" office:value="836">
            <text:p>836</text:p>
          </table:table-cell>
          <table:table-cell office:value-type="float" office:value="836">
            <text:p>836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RELIMINARY (active)</text:p>
          </table:table-cell>
          <table:table-cell table:style-name="ce2" office:value-type="float" office:value="73">
            <text:p>73</text:p>
          </table:table-cell>
          <table:table-cell office:value-type="float" office:value="73">
            <text:p>73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RELIMINARY (inactive)</text:p>
          </table:table-cell>
          <table:table-cell table:style-name="ce2" office:value-type="float" office:value="111">
            <text:p>111</text:p>
          </table:table-cell>
          <table:table-cell office:value-type="float" office:value="111">
            <text:p>11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ROPOSED (active)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1"/>
          <table:table-cell table:number-columns-repeated="1010"/>
        </table:table-row>
        <table:table-row table:style-name="ro1">
          <table:table-cell table:style-name="ce2" office:value-type="string">
            <text:p>PROPOSED (inactive)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SUGGESTED (active)</text:p>
          </table:table-cell>
          <table:table-cell table:style-name="ce2" office:value-type="float" office:value="39">
            <text:p>39</text:p>
          </table:table-cell>
          <table:table-cell office:value-type="float" office:value="79">
            <text:p>79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UGGESTED (inactive)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Xrefs - total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IAGRAM</text:p>
          </table:table-cell>
          <table:table-cell table:number-columns-repeated="2" office:value-type="float" office:value="1690">
            <text:p>1690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GO</text:p>
          </table:table-cell>
          <table:table-cell table:number-columns-repeated="2" office:value-type="float" office:value="4002">
            <text:p>400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ROSITE</text:p>
          </table:table-cell>
          <table:table-cell table:number-columns-repeated="2" office:value-type="float" office:value="1442">
            <text:p>144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wiss-Prot</text:p>
          </table:table-cell>
          <table:table-cell office:value-type="float" office:value="219639">
            <text:p>219639</text:p>
          </table:table-cell>
          <table:table-cell office:value-type="float" office:value="220337">
            <text:p>220337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Xrefs - unique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IAGRAM</text:p>
          </table:table-cell>
          <table:table-cell table:number-columns-repeated="2" office:value-type="float" office:value="544">
            <text:p>544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GO</text:p>
          </table:table-cell>
          <table:table-cell table:number-columns-repeated="2" office:value-type="float" office:value="3975">
            <text:p>397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ROSITE</text:p>
          </table:table-cell>
          <table:table-cell table:number-columns-repeated="2" office:value-type="float" office:value="466">
            <text:p>466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wiss-Prot</text:p>
          </table:table-cell>
          <table:table-cell office:value-type="float" office:value="208827">
            <text:p>208827</text:p>
          </table:table-cell>
          <table:table-cell office:value-type="float" office:value="209369">
            <text:p>209369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inks - total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AS</text:p>
          </table:table-cell>
          <table:table-cell table:number-columns-repeated="2" office:value-type="float" office:value="3375">
            <text:p>337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ERGO</text:p>
          </table:table-cell>
          <table:table-cell table:number-columns-repeated="2" office:value-type="float" office:value="96">
            <text:p>96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ROPS</text:p>
          </table:table-cell>
          <table:table-cell table:number-columns-repeated="2" office:value-type="float" office:value="344">
            <text:p>344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NIST 74</text:p>
          </table:table-cell>
          <table:table-cell table:number-columns-repeated="2" office:value-type="float" office:value="352">
            <text:p>35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UM-BBD</text:p>
          </table:table-cell>
          <table:table-cell table:number-columns-repeated="2" office:value-type="float" office:value="218">
            <text:p>218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WIT</text:p>
          </table:table-cell>
          <table:table-cell table:number-columns-repeated="2" office:value-type="float" office:value="710">
            <text:p>710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inks - unique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AS</text:p>
          </table:table-cell>
          <table:table-cell table:number-columns-repeated="2" office:value-type="float" office:value="3207">
            <text:p>3207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ERGO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ROPS</text:p>
          </table:table-cell>
          <table:table-cell table:number-columns-repeated="2" office:value-type="float" office:value="337">
            <text:p>337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NIST 74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UM-BBD</text:p>
          </table:table-cell>
          <table:table-cell table:number-columns-repeated="2" office:value-type="float" office:value="74">
            <text:p>74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WIT</text:p>
          </table:table-cell>
          <table:table-cell table:style-name="ce2" office:value-type="float" office:value="655">
            <text:p>655</text:p>
          </table:table-cell>
          <table:table-cell office:value-type="float" office:value="655">
            <text:p>655</text:p>
          </table:table-cell>
          <table:table-cell table:number-columns-repeated="1021"/>
        </table:table-row>
        <table:table-row table:style-name="ro2" table:number-rows-repeated="2">
          <table:table-cell table:style-name="ce1" table:number-columns-repeated="2"/>
          <table:table-cell table:number-columns-repeated="1022"/>
        </table:table-row>
        <table:table-row table:style-name="ro2">
          <table:table-cell table:style-name="ce1" office:value-type="string">
            <text:p>enzyme.dat</text:p>
          </table:table-cell>
          <table:table-cell table:style-name="ce1"/>
          <table:table-cell table:number-columns-repeated="1022"/>
        </table:table-row>
        <table:table-row table:style-name="ro2">
          <table:table-cell table:style-name="ce2" office:value-type="string">
            <text:p>approved</text:p>
          </table:table-cell>
          <table:table-cell table:style-name="ce2" table:formula="of:=SUM([.B8:.B9])" office:value-type="float" office:value="5858">
            <text:p>5858</text:p>
          </table:table-cell>
          <table:table-cell table:style-name="ce2" table:formula="of:=SUM([.C8:.C9])" office:value-type="float" office:value="5858">
            <text:p>5858</text:p>
          </table:table-cell>
          <table:table-cell table:style-name="ce2" table:formula="of:=SUM([.D8:.D9])" office:value-type="float" office:value="0">
            <text:p>0</text:p>
          </table:table-cell>
          <table:table-cell table:style-name="ce2" table:formula="of:=SUM([.E8:.E9])" office:value-type="float" office:value="0">
            <text:p>0</text:p>
          </table:table-cell>
          <table:table-cell table:style-name="ce2" table:formula="of:=SUM([.F8:.F9])" office:value-type="float" office:value="0">
            <text:p>0</text:p>
          </table:table-cell>
          <table:table-cell table:style-name="ce2" table:formula="of:=SUM([.G8:.G9])" office:value-type="float" office:value="0">
            <text:p>0</text:p>
          </table:table-cell>
          <table:table-cell table:style-name="ce2" table:formula="of:=SUM([.H8:.H9])" office:value-type="float" office:value="0">
            <text:p>0</text:p>
          </table:table-cell>
          <table:table-cell table:style-name="ce2" table:formula="of:=SUM([.I8:.I9])" office:value-type="float" office:value="0">
            <text:p>0</text:p>
          </table:table-cell>
          <table:table-cell table:style-name="ce2" table:formula="of:=SUM([.J8:.J9])" office:value-type="float" office:value="0">
            <text:p>0</text:p>
          </table:table-cell>
          <table:table-cell table:style-name="ce2" table:formula="of:=SUM([.K8:.K9])" office:value-type="float" office:value="0">
            <text:p>0</text:p>
          </table:table-cell>
          <table:table-cell table:style-name="ce2" table:formula="of:=SUM([.L8:.L9])" office:value-type="float" office:value="0">
            <text:p>0</text:p>
          </table:table-cell>
          <table:table-cell table:style-name="ce2" table:formula="of:=SUM([.M8:.M9])" office:value-type="float" office:value="0">
            <text:p>0</text:p>
          </table:table-cell>
          <table:table-cell table:style-name="ce2" table:formula="of:=SUM([.N8:.N9])" office:value-type="float" office:value="0">
            <text:p>0</text:p>
          </table:table-cell>
          <table:table-cell table:style-name="ce2" table:number-columns-repeated="1010"/>
        </table:table-row>
        <table:table-row table:style-name="ro2">
          <table:table-cell table:style-name="ce2" office:value-type="string">
            <text:p>preliminary</text:p>
          </table:table-cell>
          <table:table-cell table:style-name="ce2" table:formula="of:=SUM([.B10:.B11])" office:value-type="float" office:value="184">
            <text:p>184</text:p>
          </table:table-cell>
          <table:table-cell table:style-name="ce2" table:formula="of:=SUM([.C10:.C11])" office:value-type="float" office:value="184">
            <text:p>184</text:p>
          </table:table-cell>
          <table:table-cell table:style-name="ce2" table:formula="of:=SUM([.D10:.D11])" office:value-type="float" office:value="0">
            <text:p>0</text:p>
          </table:table-cell>
          <table:table-cell table:style-name="ce2" table:formula="of:=SUM([.E10:.E11])" office:value-type="float" office:value="0">
            <text:p>0</text:p>
          </table:table-cell>
          <table:table-cell table:style-name="ce2" table:formula="of:=SUM([.F10:.F11])" office:value-type="float" office:value="0">
            <text:p>0</text:p>
          </table:table-cell>
          <table:table-cell table:style-name="ce2" table:formula="of:=SUM([.G10:.G11])" office:value-type="float" office:value="0">
            <text:p>0</text:p>
          </table:table-cell>
          <table:table-cell table:style-name="ce2" table:formula="of:=SUM([.H10:.H11])" office:value-type="float" office:value="0">
            <text:p>0</text:p>
          </table:table-cell>
          <table:table-cell table:style-name="ce2" table:formula="of:=SUM([.I10:.I11])" office:value-type="float" office:value="0">
            <text:p>0</text:p>
          </table:table-cell>
          <table:table-cell table:style-name="ce2" table:formula="of:=SUM([.J10:.J11])" office:value-type="float" office:value="0">
            <text:p>0</text:p>
          </table:table-cell>
          <table:table-cell table:style-name="ce2" table:formula="of:=SUM([.K10:.K11])" office:value-type="float" office:value="0">
            <text:p>0</text:p>
          </table:table-cell>
          <table:table-cell table:style-name="ce2" table:formula="of:=SUM([.L10:.L11])" office:value-type="float" office:value="0">
            <text:p>0</text:p>
          </table:table-cell>
          <table:table-cell table:style-name="ce2" table:formula="of:=SUM([.M10:.M11])" office:value-type="float" office:value="0">
            <text:p>0</text:p>
          </table:table-cell>
          <table:table-cell table:style-name="ce2" table:formula="of:=SUM([.N10:.N11])" office:value-type="float" office:value="0">
            <text:p>0</text:p>
          </table:table-cell>
          <table:table-cell table:style-name="ce2" table:number-columns-repeated="1010"/>
        </table:table-row>
        <table:table-row table:style-name="ro2">
          <table:table-cell table:style-name="ce2" office:value-type="string">
            <text:p>proposed</text:p>
          </table:table-cell>
          <table:table-cell table:style-name="ce2" table:formula="of:=[.B12]" office:value-type="float" office:value="1">
            <text:p>1</text:p>
          </table:table-cell>
          <table:table-cell table:style-name="ce2" table:formula="of:=[.C12]" office:value-type="float" office:value="1">
            <text:p>1</text:p>
          </table:table-cell>
          <table:table-cell table:style-name="ce2" table:formula="of:=[.D12]" office:value-type="float" office:value="0">
            <text:p>0</text:p>
          </table:table-cell>
          <table:table-cell table:style-name="ce2" table:formula="of:=[.E12]" office:value-type="float" office:value="0">
            <text:p>0</text:p>
          </table:table-cell>
          <table:table-cell table:style-name="ce2" table:formula="of:=[.F12]" office:value-type="float" office:value="0">
            <text:p>0</text:p>
          </table:table-cell>
          <table:table-cell table:style-name="ce2" table:formula="of:=[.G12]" office:value-type="float" office:value="0">
            <text:p>0</text:p>
          </table:table-cell>
          <table:table-cell table:style-name="ce2" table:formula="of:=[.H12]" office:value-type="float" office:value="0">
            <text:p>0</text:p>
          </table:table-cell>
          <table:table-cell table:style-name="ce2" table:formula="of:=[.I12]" office:value-type="float" office:value="0">
            <text:p>0</text:p>
          </table:table-cell>
          <table:table-cell table:style-name="ce2" table:formula="of:=[.J12]" office:value-type="float" office:value="0">
            <text:p>0</text:p>
          </table:table-cell>
          <table:table-cell table:style-name="ce2" table:formula="of:=[.K12]" office:value-type="float" office:value="0">
            <text:p>0</text:p>
          </table:table-cell>
          <table:table-cell table:style-name="ce2" table:formula="of:=[.L12]" office:value-type="float" office:value="0">
            <text:p>0</text:p>
          </table:table-cell>
          <table:table-cell table:style-name="ce2" table:formula="of:=[.M12]" office:value-type="float" office:value="0">
            <text:p>0</text:p>
          </table:table-cell>
          <table:table-cell table:style-name="ce2" table:formula="of:=[.N12]" office:value-type="float" office:value="0">
            <text:p>0</text:p>
          </table:table-cell>
          <table:table-cell table:style-name="ce2" table:number-columns-repeated="1010"/>
        </table:table-row>
        <table:table-row table:style-name="ro2" table:number-rows-repeated="65491">
          <table:table-cell table:style-name="ce1" table:number-columns-repeated="2"/>
          <table:table-cell table:number-columns-repeated="102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zyme entries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1019" table:default-cell-style-name="Default"/>
        <table:table-row table:style-name="ro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>
            <draw:frame table:end-cell-address="'Enzyme entries'.N26" table:end-x="0.26cm" table:end-y="0.008cm" draw:z-index="0" draw:style-name="gr1" svg:width="32.222cm" svg:height="10.656cm" svg:x="0.46cm" svg:y="0.005cm">
              <draw:object draw:notify-on-update-of-ranges="Table.B1:Table.N1 Table.A8:Table.A8 Table.B8:Table.N8 Table.A9:Table.A9 Table.B9:Table.N9 Table.A10:Table.A10 Table.B10:Table.N10 Table.A11:Table.A11 Table.B11:Table.N11 Table.A12:Table.A12 Table.B12:Table.N12 Table.A13:Table.A13 Table.B13:Table.N13 Table.A14:Table.A14 Table.B14:Table.N14 Table.A15:Table.A15 Table.B15:Table.N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6"/>
          <table:table-cell table:number-columns-repeated="4"/>
          <table:table-cell table:style-name="ce10"/>
          <table:table-cell table:style-name="ce12" table:number-columns-repeated="2"/>
          <table:table-cell table:number-columns-repeated="1014"/>
        </table:table-row>
        <table:table-row table:style-name="ro2" table:number-rows-repeated="2">
          <table:table-cell table:number-columns-repeated="2"/>
          <table:table-cell table:style-name="ce6"/>
          <table:table-cell table:number-columns-repeated="3"/>
          <table:table-cell table:style-name="ce8"/>
          <table:table-cell table:style-name="ce11" table:number-columns-repeated="2"/>
          <table:table-cell table:style-name="ce12"/>
          <table:table-cell table:number-columns-repeated="4"/>
          <table:table-cell table:style-name="ce5"/>
          <table:table-cell table:style-name="ce7" table:number-columns-repeated="2"/>
          <table:table-cell table:number-columns-repeated="1007"/>
        </table:table-row>
        <table:table-row table:style-name="ro2">
          <table:table-cell table:number-columns-repeated="3"/>
          <table:table-cell table:style-name="ce5"/>
          <table:table-cell table:style-name="ce7"/>
          <table:table-cell/>
          <table:table-cell table:style-name="ce8"/>
          <table:table-cell table:style-name="ce11" table:number-columns-repeated="2"/>
          <table:table-cell table:style-name="ce12"/>
          <table:table-cell table:number-columns-repeated="4"/>
          <table:table-cell table:style-name="ce5"/>
          <table:table-cell table:style-name="ce7" table:number-columns-repeated="2"/>
          <table:table-cell table:number-columns-repeated="1007"/>
        </table:table-row>
        <table:table-row table:style-name="ro2">
          <table:table-cell table:number-columns-repeated="3"/>
          <table:table-cell table:style-name="ce5" table:number-columns-repeated="3"/>
          <table:table-cell table:style-name="ce8"/>
          <table:table-cell table:style-name="ce11" table:number-columns-repeated="2"/>
          <table:table-cell table:style-name="ce12"/>
          <table:table-cell table:number-columns-repeated="2"/>
          <table:table-cell table:style-name="ce5"/>
          <table:table-cell table:style-name="ce7" table:number-columns-repeated="4"/>
          <table:table-cell table:number-columns-repeated="1007"/>
        </table:table-row>
        <table:table-row table:style-name="ro2">
          <table:table-cell table:number-columns-repeated="3"/>
          <table:table-cell table:style-name="ce5" table:number-columns-repeated="3"/>
          <table:table-cell table:style-name="ce8"/>
          <table:table-cell table:style-name="ce11" table:number-columns-repeated="2"/>
          <table:table-cell table:style-name="ce12"/>
          <table:table-cell table:style-name="ce5"/>
          <table:table-cell table:style-name="ce7"/>
          <table:table-cell table:style-name="ce5"/>
          <table:table-cell table:style-name="ce7" table:number-columns-repeated="4"/>
          <table:table-cell table:number-columns-repeated="1007"/>
        </table:table-row>
        <table:table-row table:style-name="ro2">
          <table:table-cell table:number-columns-repeated="3"/>
          <table:table-cell table:style-name="ce7"/>
          <table:table-cell table:style-name="ce5" table:number-columns-repeated="2"/>
          <table:table-cell table:style-name="ce8"/>
          <table:table-cell table:style-name="ce11" table:number-columns-repeated="2"/>
          <table:table-cell table:style-name="ce12"/>
          <table:table-cell table:style-name="ce5"/>
          <table:table-cell table:style-name="ce7"/>
          <table:table-cell table:style-name="ce5"/>
          <table:table-cell table:style-name="ce7" table:number-columns-repeated="4"/>
          <table:table-cell table:number-columns-repeated="1007"/>
        </table:table-row>
        <table:table-row table:style-name="ro2">
          <table:table-cell table:number-columns-repeated="3"/>
          <table:table-cell table:style-name="ce7"/>
          <table:table-cell table:style-name="ce5" table:number-columns-repeated="2"/>
          <table:table-cell table:style-name="ce8"/>
          <table:table-cell table:style-name="ce11" table:number-columns-repeated="2"/>
          <table:table-cell table:style-name="ce7"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2">
          <table:table-cell table:number-columns-repeated="3"/>
          <table:table-cell table:style-name="ce7"/>
          <table:table-cell table:style-name="ce5" table:number-columns-repeated="2"/>
          <table:table-cell/>
          <table:table-cell table:style-name="ce5"/>
          <table:table-cell table:style-name="ce7"/>
          <table:table-cell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2">
          <table:table-cell table:number-columns-repeated="3"/>
          <table:table-cell table:style-name="ce7"/>
          <table:table-cell table:style-name="ce5"/>
          <table:table-cell/>
          <table:table-cell table:style-name="ce9"/>
          <table:table-cell table:style-name="ce4"/>
          <table:table-cell table:number-columns-repeated="2"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2">
          <table:table-cell table:number-columns-repeated="2"/>
          <table:table-cell table:style-name="ce6"/>
          <table:table-cell table:style-name="ce7"/>
          <table:table-cell table:number-columns-repeated="2"/>
          <table:table-cell table:style-name="ce9"/>
          <table:table-cell table:style-name="ce4"/>
          <table:table-cell/>
          <table:table-cell table:style-name="ce7"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2">
          <table:table-cell table:number-columns-repeated="2"/>
          <table:table-cell table:style-name="ce6"/>
          <table:table-cell table:number-columns-repeated="3"/>
          <table:table-cell table:style-name="ce9"/>
          <table:table-cell table:style-name="ce4"/>
          <table:table-cell/>
          <table:table-cell table:style-name="ce7"/>
          <table:table-cell table:number-columns-repeated="5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2">
          <table:table-cell table:number-columns-repeated="2"/>
          <table:table-cell table:style-name="ce6"/>
          <table:table-cell table:number-columns-repeated="6"/>
          <table:table-cell table:style-name="ce7"/>
          <table:table-cell table:number-columns-repeated="5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2">
          <table:table-cell table:number-columns-repeated="2"/>
          <table:table-cell table:style-name="ce6"/>
          <table:table-cell table:number-columns-repeated="6"/>
          <table:table-cell table:style-name="ce7"/>
          <table:table-cell table:number-columns-repeated="1014"/>
        </table:table-row>
        <table:table-row table:style-name="ro2" table:number-rows-repeated="6">
          <table:table-cell table:number-columns-repeated="2"/>
          <table:table-cell table:style-name="ce6"/>
          <table:table-cell table:number-columns-repeated="1021"/>
        </table:table-row>
        <table:table-row table:style-name="ro3">
          <table:table-cell table:number-columns-repeated="2"/>
          <table:table-cell table:style-name="ce6"/>
          <table:table-cell table:number-columns-repeated="9"/>
          <table:table-cell table:style-name="ce5"/>
          <table:table-cell table:style-name="ce7"/>
          <table:table-cell table:style-name="ce7" office:value-type="string">
            <text:p>  </text:p>
          </table:table-cell>
          <table:table-cell table:number-columns-repeated="1009"/>
        </table:table-row>
        <table:table-row table:style-name="ro2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/>
          <table:table-cell table:style-name="ce5"/>
          <table:table-cell table:style-name="ce7"/>
          <table:table-cell table:number-columns-repeated="1021"/>
        </table:table-row>
        <table:table-row table:style-name="ro2">
          <table:table-cell>
            <draw:frame table:end-cell-address="'Enzyme entries'.N50" table:end-x="0.331cm" table:end-y="0.008cm" draw:z-index="1" draw:style-name="gr1" svg:width="32.33cm" svg:height="10.389cm" svg:x="0.423cm" svg:y="0.246cm">
              <draw:object draw:notify-on-update-of-ranges="Table.B1:Table.N1 Table.A43:Table.A43 Table.B43:Table.N43 Table.A44:Table.A44 Table.B44:Table.N44 Table.A45:Table.A45 Table.B45:Table.N4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5"/>
          <table:table-cell table:style-name="ce7"/>
          <table:table-cell table:number-columns-repeated="1021"/>
        </table:table-row>
        <table:table-row table:style-name="ro2" table:number-rows-repeated="4">
          <table:table-cell/>
          <table:table-cell table:style-name="ce5"/>
          <table:table-cell table:style-name="ce7"/>
          <table:table-cell table:number-columns-repeated="1021"/>
        </table:table-row>
        <table:table-row table:style-name="ro2" table:number-rows-repeated="65506">
          <table:table-cell table:number-columns-repeated="2"/>
          <table:table-cell table:style-name="ce6"/>
          <table:table-cell table:number-columns-repeated="1021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nks" table:style-name="ta3" table:print="false">
        <office:forms form:automatic-focus="false" form:apply-design-mode="false"/>
        <table:table-column table:style-name="co9" table:default-cell-style-name="Default"/>
        <table:table-column table:style-name="co10" table:number-columns-repeated="2" table:default-cell-style-name="Default"/>
        <table:table-column table:style-name="co8" table:number-columns-repeated="1021" table:default-cell-style-name="Default"/>
        <table:table-row table:style-name="ro2">
          <table:table-cell table:style-name="ce6">
            <draw:frame table:end-cell-address="links.O24" table:end-x="1.885cm" table:end-y="0.031cm" draw:z-index="0" draw:style-name="gr1" svg:width="33.229cm" svg:height="10.566cm" svg:x="0cm" svg:y="0.156cm">
              <draw:object draw:notify-on-update-of-ranges="Table.B1:Table.N1 Table.A27:Table.A27 Table.B27:Table.N27 Table.A28:Table.A28 Table.B28:Table.N28 Table.A29:Table.A29 Table.B29:Table.N29 Table.A30:Table.A30 Table.B30:Table.N30 Table.A31:Table.A31 Table.B31:Table.N31 Table.A32:Table.A32 Table.B32:Table.N3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 table:number-rows-repeated="6">
          <table:table-cell table:style-name="ce6"/>
          <table:table-cell table:number-columns-repeated="5"/>
          <table:table-cell table:style-name="ce12"/>
          <table:table-cell table:style-name="ce10"/>
          <table:table-cell table:number-columns-repeated="1016"/>
        </table:table-row>
        <table:table-row table:style-name="ro2" table:number-rows-repeated="2">
          <table:table-cell table:style-name="ce6"/>
          <table:table-cell table:number-columns-repeated="5"/>
          <table:table-cell table:style-name="ce7"/>
          <table:table-cell table:style-name="ce5"/>
          <table:table-cell table:number-columns-repeated="1016"/>
        </table:table-row>
        <table:table-row table:style-name="ro4" table:number-rows-repeated="6">
          <table:table-cell table:style-name="ce6"/>
          <table:table-cell table:number-columns-repeated="5"/>
          <table:table-cell table:style-name="ce13"/>
          <table:table-cell table:style-name="ce5"/>
          <table:table-cell table:number-columns-repeated="1016"/>
        </table:table-row>
        <table:table-row table:style-name="ro2">
          <table:table-cell table:style-name="ce6"/>
          <table:table-cell table:number-columns-repeated="5"/>
          <table:table-cell table:style-name="ce7"/>
          <table:table-cell table:style-name="ce5"/>
          <table:table-cell table:number-columns-repeated="1016"/>
        </table:table-row>
        <table:table-row table:style-name="ro2" table:number-rows-repeated="65519">
          <table:table-cell table:style-name="ce6"/>
          <table:table-cell table:number-columns-repeated="1023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xrefs" table:style-name="ta4" table:print="false">
        <office:forms form:automatic-focus="false" form:apply-design-mode="false"/>
        <table:table-column table:style-name="co3" table:default-cell-style-name="Default"/>
        <table:table-column table:style-name="co11" table:number-columns-repeated="2" table:default-cell-style-name="Default"/>
        <table:table-column table:style-name="co8" table:number-columns-repeated="1021" table:default-cell-style-name="Default"/>
        <table:table-row table:style-name="ro2">
          <table:table-cell>
            <draw:frame table:end-cell-address="xrefs.O23" table:end-x="1.365cm" table:end-y="0.399cm" draw:z-index="0" draw:name="Unique external cross-referenced entries" draw:style-name="gr1" svg:width="31.237cm" svg:height="10.17cm" svg:x="0.813cm" svg:y="0.054cm">
              <draw:object draw:notify-on-update-of-ranges="Table.B1:Table.N1 Table.A25:Table.A25 Table.B25:Table.N25 Table.A23:Table.A23 Table.B23:Table.N23 Table.A24:Table.A24 Table.B24:Table.N24 Table.A22:Table.A22 Table.B22:Table.N2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5" table:number-columns-repeated="2"/>
          <table:table-cell table:number-columns-repeated="2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4">
          <table:table-cell table:number-columns-repeated="5"/>
          <table:table-cell table:style-name="ce14"/>
          <table:table-cell table:style-name="ce13" table:number-columns-repeated="2"/>
          <table:table-cell table:number-columns-repeated="1016"/>
        </table:table-row>
        <table:table-row table:style-name="ro2">
          <table:table-cell table:number-columns-repeated="3"/>
          <table:table-cell table:style-name="ce5"/>
          <table:table-cell/>
          <table:table-cell table:style-name="ce15"/>
          <table:table-cell table:style-name="ce16" table:number-columns-repeated="2"/>
          <table:table-cell table:number-columns-repeated="1016"/>
        </table:table-row>
        <table:table-row table:style-name="ro2" table:number-rows-repeated="3">
          <table:table-cell table:number-columns-repeated="3"/>
          <table:table-cell table:style-name="ce5"/>
          <table:table-cell/>
          <table:table-cell table:style-name="ce11"/>
          <table:table-cell table:style-name="ce8"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11"/>
          <table:table-cell table:style-name="ce8" table:number-columns-repeated="2"/>
          <table:table-cell table:number-columns-repeated="1016"/>
        </table:table-row>
        <table:table-row table:style-name="ro2" table:number-rows-repeated="16">
          <table:table-cell table:number-columns-repeated="1024"/>
        </table:table-row>
        <table:table-row table:style-name="ro2">
          <table:table-cell>
            <draw:frame table:end-cell-address="xrefs.O48" table:end-x="1.449cm" table:end-y="0.253cm" draw:z-index="1" draw:style-name="gr1" svg:width="31.249cm" svg:height="10.468cm" svg:x="0.885cm" svg:y="0.411cm">
              <draw:object draw:notify-on-update-of-ranges="Table.B1:Table.N1 Table.A20:Table.A20 Table.B20:Table.N20 Table.A18:Table.A18 Table.B18:Table.N18 Table.A19:Table.A19 Table.B19:Table.N19 Table.A17:Table.A17 Table.B17:Table.N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ynonyms" table:style-name="ta5" table:print="false">
        <office:forms form:automatic-focus="false" form:apply-design-mode="false"/>
        <table:table-column table:style-name="co12" table:default-cell-style-name="Default"/>
        <table:table-column table:style-name="co8" table:number-columns-repeated="1023" table:default-cell-style-name="Default"/>
        <table:table-row table:style-name="ro2">
          <table:table-cell>
            <draw:frame table:end-cell-address="Synonyms.N25" table:end-x="0.229cm" table:end-y="0.246cm" draw:z-index="0" draw:style-name="gr1" svg:width="30.488cm" svg:height="10.816cm" svg:x="0.165cm" svg:y="0.144cm">
              <draw:object draw:notify-on-update-of-ranges="Table.A1:Table.N1 Table.A6:Table.N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8"/>
          <table:table-cell table:style-name="ce7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Bitstream Vera Sans" svg:font-family="'Bitstream Vera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date-style style:name="N113">
      <number:month number:textual="true"/>
      <number:text> </number:text>
      <number:year/>
    </number:date-style>
    <number:number-style style:name="N114">
      <number:text>Rel. </number:text>
      <number:number number:decimal-places="0" number:min-integer-digits="0"/>
    </number:number-style>
    <number:currency-style style:name="N116P0" style:volatile="true">
      <number:number number:decimal-places="2" number:min-integer-digits="1" number:grouping="true"/>
      <number:currency-symbol number:language="wa" number:country="B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currency-symbol number:language="wa" number:country="BE">€</number:currency-symbol>
      <style:map style:condition="value()&gt;=0" style:apply-style-name="N116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number:date-style style:name="N10108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9" number:language="en" number:country="GB">
      <number:day number:style="long"/>
      <number:text>-</number:text>
      <number:month number:textual="true"/>
    </number:date-style>
    <number:date-style style:name="N10110" number:language="en" number:country="GB">
      <number:month number:textual="true"/>
      <number:text>-</number:text>
      <number:year/>
    </number:date-style>
    <number:time-style style:name="N10111" number:language="en" number:country="GB">
      <number:hours/>
      <number:text>:</number:text>
      <number:minutes number:style="long"/>
      <number:text> </number:text>
      <number:am-pm/>
    </number:time-style>
    <number:time-style style:name="N10112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3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Bitstream Vera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1">00/00/0000</text:date>, <text:time style:data-style-name="N2" text:time-value="0000-00-00T16:02: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zyme_20_entries" style:display-name="PageStyle_Enzyme entri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refs" style:display-name="PageStyle_xref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ynonyms" style:display-name="PageStyle_Synonym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TP_20_stats" style:display-name="PageStyle_FTP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TP_20_file_20_stats" style:display-name="PageStyle_FTP file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Alcántara</meta:initial-creator>
    <meta:creation-date>2006-10-25T11:41:59</meta:creation-date>
    <dc:date>2013-02-11T16:04:38</dc:date>
    <meta:print-date>1601-01-02T00:00:00</meta:print-date>
    <meta:editing-cycles>117</meta:editing-cycles>
    <meta:editing-duration>PT23H17M2S</meta:editing-duration>
    <meta:generator>LibreOffice/3.6$MacOSX_x86 LibreOffice_project/5b93205-6e6b3fc-7830f6d-c08ad66-1d9bf4</meta:generator>
    <meta:document-statistic meta:table-count="5" meta:cell-count="158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10.9375085830688pt" style:font-size-asian="10.9375085830688pt" style:font-family-complex="'Bitstream Vera Sans'" style:font-size-complex="10.9375085830688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300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000" chart:origin="3000" chart:overlap="1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>
      <style:chart-properties style:rotation-angle="90"/>
      <style:text-properties fo:color="#000000" style:text-position="0% 58%" fo:font-family="'Bitstream Vera Sans'" fo:font-size="9.42235469818115pt" style:font-size-asian="9.42235469818115pt" style:font-family-complex="'Bitstream Vera Sans'" style:font-size-complex="9.42235469818115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graphic-properties draw:fill-color="#83caff"/>
      <style:text-properties fo:font-size="6pt" style:font-size-asian="6pt" style:font-size-complex="6pt"/>
    </style:style>
    <style:style style:name="ch15" style:family="chart" style:data-style-name="N0">
      <style:graphic-properties draw:fill-color="#314004"/>
      <style:text-properties fo:font-size="6pt" style:font-size-asian="6pt" style:font-size-complex="6pt"/>
    </style:style>
    <style:style style:name="ch16" style:family="chart" style:data-style-name="N0">
      <style:graphic-properties draw:fill-color="#aecf00"/>
      <style:text-properties fo:font-size="6pt" style:font-size-asian="6pt" style:font-size-complex="6pt"/>
    </style:style>
    <style:style style:name="ch17" style:family="chart">
      <style:graphic-properties svg:stroke-width="0.035cm" draw:fill="none" draw:fill-color="#000000"/>
    </style:style>
    <style:style style:name="ch18" style:family="chart">
      <style:graphic-properties draw:fill-color="#d9d9d9"/>
    </style:style>
  </office:automatic-styles>
  <office:body>
    <office:chart>
      <chart:chart svg:width="32.101cm" svg:height="10.234cm" xlink:href=".." xlink:type="simple" chart:class="chart:bar" chart:style-name="ch1">
        <chart:title svg:x="11.484cm" svg:y="0.141cm" chart:style-name="ch2">
          <text:p>Enzyme entries (IntEnz)</text:p>
        </chart:title>
        <chart:legend chart:legend-position="end" svg:x="25.717cm" svg:y="2.622cm" style:legend-expansion="high" chart:style-name="ch3"/>
        <chart:plot-area chart:style-name="ch4" table:cell-range-address="Table.B1:Table.N1 Table.A8:Table.N15" chart:data-source-has-labels="both" svg:x="1.778cm" svg:y="0.888cm" svg:width="22.982cm" svg:height="8.082cm">
          <chartooo:coordinate-region svg:x="2.911cm" svg:y="1.083cm" svg:width="21.849cm" svg:height="7.248cm"/>
          <chart:axis chart:dimension="x" chart:name="primary-x" chart:style-name="ch5" chartooo:axis-type="text">
            <chart:title svg:x="12.683cm" svg:y="9.175cm" chart:style-name="ch6">
              <text:p>release</text:p>
            </chart:title>
            <chart:categories table:cell-range-address="Table.B1:Table.N1"/>
          </chart:axis>
          <chart:axis chart:dimension="y" chart:name="primary-y" chart:style-name="ch7">
            <chart:title svg:x="0.656cm" svg:y="6.164cm" chart:style-name="ch8">
              <text:p>Number of entries</text:p>
            </chart:title>
            <chart:grid chart:class="major"/>
          </chart:axis>
          <chart:series chart:style-name="ch9" chart:values-cell-range-address="Table.B8:Table.N8" chart:label-cell-address="Table.A8:Table.A8" chart:class="chart:bar">
            <chart:data-point chart:repeated="13"/>
          </chart:series>
          <chart:series chart:style-name="ch10" chart:values-cell-range-address="Table.B9:Table.N9" chart:label-cell-address="Table.A9:Table.A9" chart:class="chart:bar">
            <chart:data-point chart:repeated="13"/>
          </chart:series>
          <chart:series chart:style-name="ch11" chart:values-cell-range-address="Table.B10:Table.N10" chart:label-cell-address="Table.A10:Table.A10" chart:class="chart:bar">
            <chart:data-point chart:repeated="13"/>
          </chart:series>
          <chart:series chart:style-name="ch12" chart:values-cell-range-address="Table.B11:Table.N11" chart:label-cell-address="Table.A11:Table.A11" chart:class="chart:bar">
            <chart:data-point chart:repeated="13"/>
          </chart:series>
          <chart:series chart:style-name="ch13" chart:values-cell-range-address="Table.B12:Table.N12" chart:label-cell-address="Table.A12:Table.A12" chart:class="chart:bar">
            <chart:data-point chart:repeated="13"/>
          </chart:series>
          <chart:series chart:style-name="ch14" chart:values-cell-range-address="Table.B13:Table.N13" chart:label-cell-address="Table.A13:Table.A13" chart:class="chart:bar">
            <chart:data-point chart:repeated="13"/>
          </chart:series>
          <chart:series chart:style-name="ch15" chart:values-cell-range-address="Table.B14:Table.N14" chart:label-cell-address="Table.A14:Table.A14" chart:class="chart:bar">
            <chart:data-point chart:repeated="13"/>
          </chart:series>
          <chart:series chart:style-name="ch16" chart:values-cell-range-address="Table.B15:Table.N15" chart:label-cell-address="Table.A15:Table.A15" chart:class="chart:bar">
            <chart:data-point chart:repeated="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84">
                <text:p>80</text:p>
                <draw:g>
                  <svg:desc>Table.B1:Table.N1</svg:desc>
                </draw:g>
              </table:table-cell>
              <table:table-cell office:value-type="float" office:value="85">
                <text:p>9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PPROVED (active)</text:p>
                <draw:g>
                  <svg:desc>Table.A8:Table.A8</svg:desc>
                </draw:g>
              </table:table-cell>
              <table:table-cell office:value-type="float" office:value="5022">
                <text:p>5022</text:p>
                <draw:g>
                  <svg:desc>Table.B8:Table.N8</svg:desc>
                </draw:g>
              </table:table-cell>
              <table:table-cell office:value-type="float" office:value="5022">
                <text:p>5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PROVED (inactive)</text:p>
                <draw:g>
                  <svg:desc>Table.A9:Table.A9</svg:desc>
                </draw:g>
              </table:table-cell>
              <table:table-cell office:value-type="float" office:value="836">
                <text:p>836</text:p>
                <draw:g>
                  <svg:desc>Table.B9:Table.N9</svg:desc>
                </draw:g>
              </table:table-cell>
              <table:table-cell office:value-type="float" office:value="836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ELIMINARY (active)</text:p>
                <draw:g>
                  <svg:desc>Table.A10:Table.A10</svg:desc>
                </draw:g>
              </table:table-cell>
              <table:table-cell office:value-type="float" office:value="73">
                <text:p>73</text:p>
                <draw:g>
                  <svg:desc>Table.B10:Table.N10</svg:desc>
                </draw:g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ELIMINARY (inactive)</text:p>
                <draw:g>
                  <svg:desc>Table.A11:Table.A11</svg:desc>
                </draw:g>
              </table:table-cell>
              <table:table-cell office:value-type="float" office:value="111">
                <text:p>111</text:p>
                <draw:g>
                  <svg:desc>Table.B11:Table.N11</svg:desc>
                </draw:g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POSED (active)</text:p>
                <draw:g>
                  <svg:desc>Table.A12:Table.A12</svg:desc>
                </draw:g>
              </table:table-cell>
              <table:table-cell office:value-type="float" office:value="1">
                <text:p>1</text:p>
                <draw:g>
                  <svg:desc>Table.B12:Table.N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POSED (inactive)</text:p>
                <draw:g>
                  <svg:desc>Table.A13:Table.A13</svg:desc>
                </draw:g>
              </table:table-cell>
              <table:table-cell office:value-type="float" office:value="NaN">
                <text:p>NaN</text:p>
                <draw:g>
                  <svg:desc>Table.B13:Table.N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GGESTED (active)</text:p>
                <draw:g>
                  <svg:desc>Table.A14:Table.A14</svg:desc>
                </draw:g>
              </table:table-cell>
              <table:table-cell office:value-type="float" office:value="39">
                <text:p>39</text:p>
                <draw:g>
                  <svg:desc>Table.B14:Table.N14</svg:desc>
                </draw:g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GGESTED (inactive)</text:p>
                <draw:g>
                  <svg:desc>Table.A15:Table.A15</svg:desc>
                </draw:g>
              </table:table-cell>
              <table:table-cell office:value-type="float" office:value="NaN">
                <text:p>NaN</text:p>
                <draw:g>
                  <svg:desc>Table.B15:Table.N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5b93205-6e6b3fc-7830f6d-c08ad66-1d9b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9.25pt" style:font-size-asian="9.25pt" style:font-family-complex="'Bitstream Vera Sans'" style:font-size-complex="9.25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inor-inner="true" chart:tick-marks-minor-outer="false" chart:logarithmic="false" chart:minimum="4600" chart:interval-major="100" chart:interval-minor-divisor="2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7.80000019073486pt" style:font-size-asian="7.80000019073486pt" style:font-family-complex="'Bitstream Vera Sans'" style:font-size-complex="7.80000019073486pt"/>
    </style:style>
    <style:style style:name="ch8" style:family="chart">
      <style:chart-properties style:rotation-angle="90"/>
      <style:text-properties fo:color="#000000" style:text-position="0% 58%" fo:font-family="'Bitstream Vera Sans'" fo:font-size="9.64999961853027pt" style:font-size-asian="9.64999961853027pt" style:font-family-complex="'Bitstream Vera Sans'" style:font-size-complex="9.64999961853027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2.331cm" svg:height="10.392cm" xlink:href=".." xlink:type="simple" chart:class="chart:bar" chart:style-name="ch1">
        <chart:title svg:x="11.227cm" svg:y="0.168cm" chart:style-name="ch2">
          <text:p>Enzyme entries (enzyme.dat)</text:p>
        </chart:title>
        <chart:legend chart:legend-position="end" svg:x="27.654cm" svg:y="4.75cm" style:legend-expansion="high" chart:style-name="ch3"/>
        <chart:plot-area chart:style-name="ch4" table:cell-range-address="Table.B1:Table.N1 Table.A43:Table.N45" chart:data-source-has-labels="both" svg:x="1.966cm" svg:y="0.859cm" svg:width="24.103cm" svg:height="8.927cm">
          <chartooo:coordinate-region svg:x="2.923cm" svg:y="1.019cm" svg:width="23.146cm" svg:height="8.128cm"/>
          <chart:axis chart:dimension="x" chart:name="primary-x" chart:style-name="ch5" chartooo:axis-type="text">
            <chart:title svg:x="13.688cm" svg:y="9.892cm" chart:style-name="ch6">
              <text:p>release</text:p>
            </chart:title>
            <chart:categories table:cell-range-address="Table.B1:Table.N1"/>
          </chart:axis>
          <chart:axis chart:dimension="y" chart:name="primary-y" chart:style-name="ch7">
            <chart:title svg:x="0.661cm" svg:y="6.532cm" chart:style-name="ch8">
              <text:p>Number of entries</text:p>
            </chart:title>
            <chart:grid chart:class="major"/>
          </chart:axis>
          <chart:series chart:style-name="ch9" chart:values-cell-range-address="Table.B43:Table.N43" chart:label-cell-address="Table.A43:Table.A43" chart:class="chart:bar">
            <chart:data-point chart:repeated="13"/>
          </chart:series>
          <chart:series chart:style-name="ch10" chart:values-cell-range-address="Table.B44:Table.N44" chart:label-cell-address="Table.A44:Table.A44" chart:class="chart:bar">
            <chart:data-point chart:repeated="13"/>
          </chart:series>
          <chart:series chart:style-name="ch11" chart:values-cell-range-address="Table.B45:Table.N45" chart:label-cell-address="Table.A45:Table.A45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84">
                <text:p>80</text:p>
                <draw:g>
                  <svg:desc>Table.B1:Table.N1</svg:desc>
                </draw:g>
              </table:table-cell>
              <table:table-cell office:value-type="float" office:value="85">
                <text:p>9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pproved</text:p>
                <draw:g>
                  <svg:desc>Table.A43:Table.A43</svg:desc>
                </draw:g>
              </table:table-cell>
              <table:table-cell office:value-type="float" office:value="5858">
                <text:p>5858</text:p>
                <draw:g>
                  <svg:desc>Table.B43:Table.N43</svg:desc>
                </draw:g>
              </table:table-cell>
              <table:table-cell office:value-type="float" office:value="5858">
                <text:p>58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eliminary</text:p>
                <draw:g>
                  <svg:desc>Table.A44:Table.A44</svg:desc>
                </draw:g>
              </table:table-cell>
              <table:table-cell office:value-type="float" office:value="184">
                <text:p>184</text:p>
                <draw:g>
                  <svg:desc>Table.B44:Table.N44</svg:desc>
                </draw:g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posed</text:p>
                <draw:g>
                  <svg:desc>Table.A45:Table.A45</svg:desc>
                </draw:g>
              </table:table-cell>
              <table:table-cell office:value-type="float" office:value="1">
                <text:p>1</text:p>
                <draw:g>
                  <svg:desc>Table.B45:Table.N4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5b93205-6e6b3fc-7830f6d-c08ad66-1d9b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10.6999998092651pt" style:font-size-asian="10.6999998092651pt" style:font-family-complex="'Bitstream Vera Sans'" style:font-size-complex="10.6999998092651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style:rotation-angle="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 style:data-style-name="N0">
      <style:chart-properties chart:display-label="true" chart:logarithmic="false" chart:origin="0" chart:overlap="1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>
      <style:chart-properties style:rotation-angle="9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graphic-properties draw:fill-color="#83caff"/>
      <style:text-properties fo:font-size="6pt" style:font-size-asian="6pt" style:font-size-complex="6pt"/>
    </style:style>
    <style:style style:name="ch15" style:family="chart">
      <style:graphic-properties svg:stroke-width="0.035cm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33.113cm" svg:height="10.163cm" xlink:href=".." xlink:type="simple" chart:class="chart:bar" chart:style-name="ch1">
        <chart:title svg:x="14.219cm" svg:y="0.15cm" chart:style-name="ch2">
          <text:p>Links (total)</text:p>
        </chart:title>
        <chart:legend chart:legend-position="end" svg:x="29.449cm" svg:y="3.154cm" style:legend-expansion="high" chart:style-name="ch3"/>
        <chart:plot-area chart:style-name="ch4" table:cell-range-address="Table.B1:Table.N1 Table.A27:Table.N32" chart:data-source-has-labels="both" svg:x="1.933cm" svg:y="0.806cm" svg:width="27.067cm" svg:height="8.053cm">
          <chartooo:coordinate-region svg:x="3.066cm" svg:y="1.001cm" svg:width="25.934cm" svg:height="7.219cm"/>
          <chart:axis chart:dimension="x" chart:name="primary-x" chart:style-name="ch5" chartooo:axis-type="text">
            <chart:title svg:x="13.899cm" svg:y="9.451cm" chart:style-name="ch6">
              <text:p>Release number</text:p>
            </chart:title>
            <chart:categories table:cell-range-address="Table.B1:Table.N1"/>
          </chart:axis>
          <chart:axis chart:dimension="y" chart:name="primary-y" chart:style-name="ch7">
            <chart:title svg:x="0.677cm" svg:y="5.769cm" chart:style-name="ch8">
              <text:p>Number of links</text:p>
            </chart:title>
            <chart:grid chart:class="major"/>
          </chart:axis>
          <chart:series chart:style-name="ch9" chart:values-cell-range-address="Table.B27:Table.N27" chart:label-cell-address="Table.A27:Table.A27" chart:class="chart:bar">
            <chart:data-point chart:repeated="13"/>
          </chart:series>
          <chart:series chart:style-name="ch10" chart:values-cell-range-address="Table.B28:Table.N28" chart:label-cell-address="Table.A28:Table.A28" chart:class="chart:bar">
            <chart:data-point chart:repeated="13"/>
          </chart:series>
          <chart:series chart:style-name="ch11" chart:values-cell-range-address="Table.B29:Table.N29" chart:label-cell-address="Table.A29:Table.A29" chart:class="chart:bar">
            <chart:data-point chart:repeated="13"/>
          </chart:series>
          <chart:series chart:style-name="ch12" chart:values-cell-range-address="Table.B30:Table.N30" chart:label-cell-address="Table.A30:Table.A30" chart:class="chart:bar">
            <chart:data-point chart:repeated="13"/>
          </chart:series>
          <chart:series chart:style-name="ch13" chart:values-cell-range-address="Table.B31:Table.N31" chart:label-cell-address="Table.A31:Table.A31" chart:class="chart:bar">
            <chart:data-point chart:repeated="13"/>
          </chart:series>
          <chart:series chart:style-name="ch14" chart:values-cell-range-address="Table.B32:Table.N32" chart:label-cell-address="Table.A32:Table.A32" chart:class="chart:bar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84">
                <text:p>80</text:p>
                <draw:g>
                  <svg:desc>Table.B1:Table.N1</svg:desc>
                </draw:g>
              </table:table-cell>
              <table:table-cell office:value-type="float" office:value="85">
                <text:p>9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AS</text:p>
                <draw:g>
                  <svg:desc>Table.A27:Table.A27</svg:desc>
                </draw:g>
              </table:table-cell>
              <table:table-cell office:value-type="float" office:value="3375">
                <text:p>3375</text:p>
                <draw:g>
                  <svg:desc>Table.B27:Table.N27</svg:desc>
                </draw:g>
              </table:table-cell>
              <table:table-cell office:value-type="float" office:value="3375">
                <text:p>3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GO</text:p>
                <draw:g>
                  <svg:desc>Table.A28:Table.A28</svg:desc>
                </draw:g>
              </table:table-cell>
              <table:table-cell office:value-type="float" office:value="96">
                <text:p>96</text:p>
                <draw:g>
                  <svg:desc>Table.B28:Table.N28</svg:desc>
                </draw:g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ROPS</text:p>
                <draw:g>
                  <svg:desc>Table.A29:Table.A29</svg:desc>
                </draw:g>
              </table:table-cell>
              <table:table-cell office:value-type="float" office:value="344">
                <text:p>344</text:p>
                <draw:g>
                  <svg:desc>Table.B29:Table.N29</svg:desc>
                </draw:g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ST 74</text:p>
                <draw:g>
                  <svg:desc>Table.A30:Table.A30</svg:desc>
                </draw:g>
              </table:table-cell>
              <table:table-cell office:value-type="float" office:value="352">
                <text:p>352</text:p>
                <draw:g>
                  <svg:desc>Table.B30:Table.N30</svg:desc>
                </draw:g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M-BBD</text:p>
                <draw:g>
                  <svg:desc>Table.A31:Table.A31</svg:desc>
                </draw:g>
              </table:table-cell>
              <table:table-cell office:value-type="float" office:value="218">
                <text:p>218</text:p>
                <draw:g>
                  <svg:desc>Table.B31:Table.N31</svg:desc>
                </draw:g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IT</text:p>
                <draw:g>
                  <svg:desc>Table.A32:Table.A32</svg:desc>
                </draw:g>
              </table:table-cell>
              <table:table-cell office:value-type="float" office:value="710">
                <text:p>710</text:p>
                <draw:g>
                  <svg:desc>Table.B32:Table.N32</svg:desc>
                </draw:g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5b93205-6e6b3fc-7830f6d-c08ad66-1d9bf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8.0908260345459pt" style:font-size-asian="8.0908260345459pt" style:font-family-complex="'Bitstream Vera Sans'" style:font-size-complex="8.0908260345459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6" style:family="chart" style:data-style-name="N0">
      <style:chart-properties chart:display-label="true" chart:logarithmic="false" chart:minimum="160000" chart:origin="0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7" style:family="chart">
      <style:chart-properties style:rotation-angle="90"/>
      <style:text-properties fo:color="#000000" style:text-position="0% 58%" fo:font-family="'Bitstream Vera Sans'" fo:font-size="12.1849784851074pt" style:font-size-asian="12.1849784851074pt" style:font-family-complex="'Bitstream Vera Sans'" style:font-size-complex="12.1849784851074pt"/>
    </style:style>
    <style:style style:name="ch8" style:family="chart" style:data-style-name="N0">
      <style:graphic-properties draw:fill-color="#579d1c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1.122cm" svg:height="9.786cm" xlink:href=".." xlink:type="simple" chart:class="chart:bar" chart:style-name="ch1">
        <chart:title svg:x="12.814cm" svg:y="0.331cm" chart:style-name="ch2">
          <text:p>Cross-references (unique)</text:p>
        </chart:title>
        <chart:legend chart:legend-position="end" svg:x="27.672cm" svg:y="3.802cm" style:legend-expansion="high" chart:style-name="ch3"/>
        <chart:plot-area chart:style-name="ch4" table:cell-range-address="Table.B1:Table.N1 Table.A22:Table.N25" chart:data-source-has-labels="both" svg:x="2.002cm" svg:y="0.861cm" svg:width="25.13cm" svg:height="8.503cm">
          <chartooo:coordinate-region svg:x="3.594cm" svg:y="1.056cm" svg:width="23.538cm" svg:height="7.669cm"/>
          <chart:axis chart:dimension="x" chart:name="primary-x" chart:style-name="ch5" chartooo:axis-type="text">
            <chart:categories table:cell-range-address="Table.B1:Table.N1"/>
          </chart:axis>
          <chart:axis chart:dimension="y" chart:name="primary-y" chart:style-name="ch6">
            <chart:title svg:x="0.638cm" svg:y="7.419cm" chart:style-name="ch7">
              <text:p>Unique external entries</text:p>
            </chart:title>
            <chart:grid chart:class="major"/>
          </chart:axis>
          <chart:series chart:style-name="ch8" chart:values-cell-range-address="Table.B25:Table.N25" chart:label-cell-address="Table.A25:Table.A25" chart:class="chart:bar">
            <chart:data-point chart:repeated="13"/>
          </chart:series>
          <chart:series chart:style-name="ch9" chart:values-cell-range-address="Table.B23:Table.N23" chart:label-cell-address="Table.A23:Table.A23" chart:class="chart:bar">
            <chart:data-point chart:repeated="13"/>
          </chart:series>
          <chart:series chart:style-name="ch10" chart:values-cell-range-address="Table.B24:Table.N24" chart:label-cell-address="Table.A24:Table.A24" chart:class="chart:bar">
            <chart:data-point chart:repeated="13"/>
          </chart:series>
          <chart:series chart:style-name="ch11" chart:values-cell-range-address="Table.B22:Table.N22" chart:label-cell-address="Table.A22:Table.A22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84">
                <text:p>80</text:p>
                <draw:g>
                  <svg:desc>Table.B1:Table.N1</svg:desc>
                </draw:g>
              </table:table-cell>
              <table:table-cell office:value-type="float" office:value="85">
                <text:p>9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wiss-Prot</text:p>
                <draw:g>
                  <svg:desc>Table.A25:Table.A25</svg:desc>
                </draw:g>
              </table:table-cell>
              <table:table-cell office:value-type="float" office:value="208827">
                <text:p>208827</text:p>
                <draw:g>
                  <svg:desc>Table.B25:Table.N25</svg:desc>
                </draw:g>
              </table:table-cell>
              <table:table-cell office:value-type="float" office:value="209369">
                <text:p>209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O</text:p>
                <draw:g>
                  <svg:desc>Table.A23:Table.A23</svg:desc>
                </draw:g>
              </table:table-cell>
              <table:table-cell office:value-type="float" office:value="3975">
                <text:p>3975</text:p>
                <draw:g>
                  <svg:desc>Table.B23:Table.N23</svg:desc>
                </draw:g>
              </table:table-cell>
              <table:table-cell office:value-type="float" office:value="3975">
                <text:p>3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SITE</text:p>
                <draw:g>
                  <svg:desc>Table.A24:Table.A24</svg:desc>
                </draw:g>
              </table:table-cell>
              <table:table-cell office:value-type="float" office:value="466">
                <text:p>466</text:p>
                <draw:g>
                  <svg:desc>Table.B24:Table.N24</svg:desc>
                </draw:g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AGRAM</text:p>
                <draw:g>
                  <svg:desc>Table.A22:Table.A22</svg:desc>
                </draw:g>
              </table:table-cell>
              <table:table-cell office:value-type="float" office:value="544">
                <text:p>544</text:p>
                <draw:g>
                  <svg:desc>Table.B22:Table.N22</svg:desc>
                </draw:g>
              </table:table-cell>
              <table:table-cell office:value-type="float" office:value="544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5b93205-6e6b3fc-7830f6d-c08ad66-1d9bf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8.5pt" style:font-size-asian="8.5pt" style:font-family-complex="'Bitstream Vera Sans'" style:font-size-complex="8.5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 style:data-style-name="N0">
      <style:chart-properties chart:display-label="true" chart:logarithmic="false" chart:minimum="160000" chart:origin="0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>
      <style:chart-properties style:rotation-angle="90"/>
      <style:text-properties fo:color="#000000" style:text-position="0% 58%" fo:font-family="'Bitstream Vera Sans'" fo:font-size="12.8999996185303pt" style:font-size-asian="12.8999996185303pt" style:font-family-complex="'Bitstream Vera Sans'" style:font-size-complex="12.8999996185303pt"/>
    </style:style>
    <style:style style:name="ch8" style:family="chart" style:data-style-name="N0">
      <style:graphic-properties draw:fill-color="#579d1c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1.134cm" svg:height="10.054cm" xlink:href=".." xlink:type="simple" chart:class="chart:bar" chart:style-name="ch1">
        <chart:title svg:x="13.067cm" svg:y="0.337cm" chart:style-name="ch2">
          <text:p>Cross-references (total)</text:p>
        </chart:title>
        <chart:legend chart:legend-position="end" svg:x="27.304cm" svg:y="4.26cm" style:legend-expansion="high" chart:style-name="ch3"/>
        <chart:plot-area chart:style-name="ch4" table:cell-range-address="Table.B1:Table.N1 Table.A17:Table.N20" chart:data-source-has-labels="both" svg:x="2.018cm" svg:y="0.887cm" svg:width="25.109cm" svg:height="8.737cm">
          <chartooo:coordinate-region svg:x="3.61cm" svg:y="1.082cm" svg:width="23.517cm" svg:height="7.903cm"/>
          <chart:axis chart:dimension="x" chart:name="primary-x" chart:style-name="ch5" chartooo:axis-type="text">
            <chart:categories table:cell-range-address="Table.B1:Table.N1"/>
          </chart:axis>
          <chart:axis chart:dimension="y" chart:name="primary-y" chart:style-name="ch6">
            <chart:title svg:x="0.634cm" svg:y="7.304cm" chart:style-name="ch7">
              <text:p>Total cross references</text:p>
            </chart:title>
            <chart:grid chart:class="major"/>
          </chart:axis>
          <chart:series chart:style-name="ch8" chart:values-cell-range-address="Table.B20:Table.N20" chart:label-cell-address="Table.A20:Table.A20" chart:class="chart:bar">
            <chart:data-point chart:repeated="13"/>
          </chart:series>
          <chart:series chart:style-name="ch9" chart:values-cell-range-address="Table.B18:Table.N18" chart:label-cell-address="Table.A18:Table.A18" chart:class="chart:bar">
            <chart:data-point chart:repeated="13"/>
          </chart:series>
          <chart:series chart:style-name="ch10" chart:values-cell-range-address="Table.B19:Table.N19" chart:label-cell-address="Table.A19:Table.A19" chart:class="chart:bar">
            <chart:data-point chart:repeated="13"/>
          </chart:series>
          <chart:series chart:style-name="ch11" chart:values-cell-range-address="Table.B17:Table.N17" chart:label-cell-address="Table.A17:Table.A17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84">
                <text:p>80</text:p>
                <draw:g>
                  <svg:desc>Table.B1:Table.N1</svg:desc>
                </draw:g>
              </table:table-cell>
              <table:table-cell office:value-type="float" office:value="85">
                <text:p>9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wiss-Prot</text:p>
                <draw:g>
                  <svg:desc>Table.A20:Table.A20</svg:desc>
                </draw:g>
              </table:table-cell>
              <table:table-cell office:value-type="float" office:value="219639">
                <text:p>219639</text:p>
                <draw:g>
                  <svg:desc>Table.B20:Table.N20</svg:desc>
                </draw:g>
              </table:table-cell>
              <table:table-cell office:value-type="float" office:value="220337">
                <text:p>220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O</text:p>
                <draw:g>
                  <svg:desc>Table.A18:Table.A18</svg:desc>
                </draw:g>
              </table:table-cell>
              <table:table-cell office:value-type="float" office:value="4002">
                <text:p>4002</text:p>
                <draw:g>
                  <svg:desc>Table.B18:Table.N18</svg:desc>
                </draw:g>
              </table:table-cell>
              <table:table-cell office:value-type="float" office:value="4002">
                <text:p>4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SITE</text:p>
                <draw:g>
                  <svg:desc>Table.A19:Table.A19</svg:desc>
                </draw:g>
              </table:table-cell>
              <table:table-cell office:value-type="float" office:value="1442">
                <text:p>1442</text:p>
                <draw:g>
                  <svg:desc>Table.B19:Table.N19</svg:desc>
                </draw:g>
              </table:table-cell>
              <table:table-cell office:value-type="float" office:value="1442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AGRAM</text:p>
                <draw:g>
                  <svg:desc>Table.A17:Table.A17</svg:desc>
                </draw:g>
              </table:table-cell>
              <table:table-cell office:value-type="float" office:value="1690">
                <text:p>1690</text:p>
                <draw:g>
                  <svg:desc>Table.B17:Table.N17</svg:desc>
                </draw:g>
              </table:table-cell>
              <table:table-cell office:value-type="float" office:value="1690">
                <text:p>1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5b93205-6e6b3fc-7830f6d-c08ad66-1d9bf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 chart:series-source="rows"/>
    </style:style>
    <style:style style:name="ch3" style:family="chart" style:data-style-name="N0">
      <style:chart-properties chart:display-label="true" chart:logarithmic="false" chart:origin="1" chart:reverse-direction="false" text:line-break="false" chart:axis-position="17000" chart:axis-label-position="outside-start" chart:tick-mark-position="at-labels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4" style:family="chart">
      <style:chart-properties style:rotation-angle="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5" style:family="chart" style:data-style-name="N0">
      <style:chart-properties chart:display-label="true" chart:logarithmic="false" chart:minimum="0" chart:origin="170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6" style:family="chart">
      <style:chart-properties style:rotation-angle="9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30.374cm" svg:height="10.056cm" xlink:href=".." xlink:type="simple" chart:class="chart:line" chart:style-name="ch1">
        <chart:plot-area chart:style-name="ch2" table:cell-range-address="Table.A1:Table.N1 Table.A6:Table.N6" chart:data-source-has-labels="row" svg:x="2.042cm" svg:y="0.205cm" svg:width="27.718cm" svg:height="8.615cm">
          <chartooo:coordinate-region svg:x="3.471cm" svg:y="0.401cm" svg:width="26.289cm" svg:height="7.78cm"/>
          <chart:axis chart:dimension="x" chart:name="primary-x" chart:style-name="ch3" chartooo:axis-type="text">
            <chart:title svg:x="13.784cm" svg:y="9.32cm" chart:style-name="ch4">
              <text:p>Release number</text:p>
            </chart:title>
            <chart:categories table:cell-range-address="Table.A1:Table.N1"/>
          </chart:axis>
          <chart:axis chart:dimension="y" chart:name="primary-y" chart:style-name="ch5">
            <chart:title svg:x="0.617cm" svg:y="7.09cm" chart:style-name="ch6">
              <text:p>Number of synonyms</text:p>
            </chart:title>
            <chart:grid chart:class="major"/>
          </chart:axis>
          <chart:series chart:style-name="ch7" chart:values-cell-range-address="Table.A6:Table.N6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ease number</text:p>
                <draw:g>
                  <svg:desc>Table.A1:Table.N1</svg:desc>
                </draw:g>
              </table:table-cell>
              <table:table-cell office:value-type="float" office:value="84">
                <text:p>80</text:p>
              </table:table-cell>
              <table:table-cell office:value-type="float" office:value="85">
                <text:p>9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able.A6:Table.N6</svg:desc>
                </draw:g>
              </table:table-cell>
              <table:table-cell office:value-type="float" office:value="19432">
                <text:p>19432</text:p>
              </table:table-cell>
              <table:table-cell office:value-type="float" office:value="19432">
                <text:p>19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5b93205-6e6b3fc-7830f6d-c08ad66-1d9bf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